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text-underline-style="none" style:font-style-asian="italic"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Specification</text:p>
      <text:p text:style-name="Standard"/>
      <text:p text:style-name="P1">Introduction</text:p>
      <text:p text:style-name="Standard"/>
      <text:p text:style-name="Standard">This purpose of this document is to describe the format of the design specifications for the application we are creating for our software engineering group project. This document describes the layout and structure of the design.</text:p>
      <text:p text:style-name="Standard"/>
      <text:p text:style-name="Standard">The objective of this document is to help aid the production of a design specification that is a complete and accurate translation of the client's requirements into a description of the design elements necessary for the implementation phase.</text:p>
      <text:p text:style-name="Standard"/>
      <text:p text:style-name="Standard">This document should be read by all project members.</text:p>
      <text:p text:style-name="Standard"/>
      <text:p text:style-name="Standard"/>
      <text:p text:style-name="P1">Decomposition Description</text:p>
      <text:p text:style-name="P1"/>
      <text:p text:style-name="P1">Monster Mash Application</text:p>
      <text:p text:style-name="P1"/>
      <text:p text:style-name="P4">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Standard"/>
      <text:p text:style-name="P1">Monster Mash Significant Classes</text:p>
      <text:p text:style-name="P1"/>
      <text:p text:style-name="P1">Too much detail in James's classes, but this might be useful later for more specific outlines? </text:p>
      <text:p text:style-name="P4">Work below is a short description of the main classes for the application, until you get to the tables.</text:p>
      <text:p text:style-name="P1"/>
      <text:p text:style-name="P1">The Player Class</text:p>
      <text:p text:style-name="Standard"/>
      <text:p text:style-name="Standard">Insert short description of the class here, only a few sentences</text:p>
      <text:p text:style-name="Standard"/>
      <text:p text:style-name="P1">The Monster Class</text:p>
      <text:p text:style-name="Standard"/>
      <text:p text:style-name="Standard">Insert short description of the class here, only a few sentences</text:p>
      <text:p text:style-name="Standard"/>
      <text:p text:style-name="P1">The Offer Class (interface?/ abstract?)</text:p>
      <text:p text:style-name="Standard"/>
      <text:p text:style-name="Standard">Insert short description of the class here, only a few sentences</text:p>
      <text:p text:style-name="Standard"/>
      <text:p text:style-name="P1">The Request Class (interface?/ abstract?)</text:p>
      <text:p text:style-name="Standard"/>
      <text:p text:style-name="Standard">Insert short description of the class here, only a few sentences</text:p>
      <text:p text:style-name="Standard"/>
      <text:p text:style-name="Standard"/>
      <text:p text:style-name="P1">The Player Class</text:p>
      <text:p text:style-name="Standard"/>
      <text:p text:style-name="Standard">This class contains numerous variables as well as many methods and contains all the important data in regards to the players of the game. </text:p>
      <text:p text:style-name="Standard"/>
      <text:p text:style-name="P2">Variables</text:p>
      <text:p text:style-name="Standard"/>
      <table:table table:name="Table1" table:style-name="Table1">
        <table:table-column table:style-name="Table1.A"/>
        <table:table-column table:style-name="Table1.B"/>
        <text:soft-page-break/>
        <table:table-row>
          <table:table-cell table:style-name="Table1.A1" office:value-type="string">
            <text:p text:style-name="Table_20_Contents">+ id: int</text:p>
          </table:table-cell>
          <table:table-cell table:style-name="Table1.B1" office:value-type="string">
            <text:p text:style-name="Table_20_Contents">The id variable is of type int. This will be an auto number that continuously counts up to avoid giving two or more players the same id.</text:p>
          </table:table-cell>
        </table:table-row>
        <table:table-row>
          <table:table-cell table:style-name="Table1.A2" office:value-type="string">
            <text:p text:style-name="Table_20_Contents">+ serverID: int</text:p>
          </table:table-cell>
          <table:table-cell table:style-name="Table1.B2" office:value-type="string">
            <text:p text:style-name="Table_20_Contents">The serverID variable will be of type int. This will be for the same reasons as above. This will with the correct validation stop servers of the same ID connecting with one another.</text:p>
          </table:table-cell>
        </table:table-row>
        <table:table-row>
          <table:table-cell table:style-name="Table1.A2" office:value-type="string">
            <text:p text:style-name="Table_20_Contents">+ email: String</text:p>
          </table:table-cell>
          <table:table-cell table:style-name="Table1.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A2" office:value-type="string">
            <text:p text:style-name="Table_20_Contents">+ password: String</text:p>
          </table:table-cell>
          <table:table-cell table:style-name="Table1.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A2" office:value-type="string">
            <text:p text:style-name="Table_20_Contents">+ money: int</text:p>
          </table:table-cell>
          <table:table-cell table:style-name="Table1.B2" office:value-type="string">
            <text:p text:style-name="Table_20_Contents">The money variable will be of type int as it will be a numerical value.</text:p>
          </table:table-cell>
        </table:table-row>
      </table:table>
      <text:p text:style-name="Standard"/>
      <text:p text:style-name="P2">Methods</text:p>
      <text:p text:style-name="Standard"/>
      <table:table table:name="Table2" table:style-name="Table2">
        <table:table-column table:style-name="Table2.A"/>
        <table:table-column table:style-name="Table2.B"/>
        <table:table-row>
          <table:table-cell table:style-name="Table2.A1" office:value-type="string">
            <text:p text:style-name="Table_20_Contents">+ getFriends(): List &lt;Player&gt;</text:p>
          </table:table-cell>
          <table:table-cell table:style-name="Table2.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2.A2" office:value-type="string">
            <text:p text:style-name="Table_20_Contents">+ getOffers(): List &lt;Offer&gt;</text:p>
          </table:table-cell>
          <table:table-cell table:style-name="Table2.B2" office:value-type="string">
            <text:p text:style-name="Table_20_Contents">This method will allow users to view a list of the current offers.</text:p>
          </table:table-cell>
        </table:table-row>
        <table:table-row>
          <table:table-cell table:style-name="Table2.A2" office:value-type="string">
            <text:p text:style-name="Table_20_Contents">+ getRequest(): List &lt;Requests&gt;</text:p>
          </table:table-cell>
          <table:table-cell table:style-name="Table2.B2" office:value-type="string">
            <text:p text:style-name="Table_20_Contents">This method will allow users to view a list of the current requests.</text:p>
          </table:table-cell>
        </table:table-row>
        <table:table-row>
          <table:table-cell table:style-name="Table2.A2" office:value-type="string">
            <text:p text:style-name="Table_20_Contents">+ getMonsters(): List &lt;Monster&gt;</text:p>
          </table:table-cell>
          <table:table-cell table:style-name="Table2.B2" office:value-type="string">
            <text:p text:style-name="Table_20_Contents">This method will allow the user to get monsters from a list of monsters and display them.</text:p>
          </table:table-cell>
        </table:table-row>
        <table:table-row>
          <table:table-cell table:style-name="Table2.A2" office:value-type="string">
            <text:p text:style-name="Table_20_Contents">+ debit (amount:int)</text:p>
          </table:table-cell>
          <table:table-cell table:style-name="Table2.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2.A2" office:value-type="string">
            <text:p text:style-name="Table_20_Contents">+ credit (amount: int)</text:p>
          </table:table-cell>
          <table:table-cell table:style-name="Table2.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
      <text:p text:style-name="Standard"/>
      <text:p text:style-name="P1">The Monster Class</text:p>
      <text:p text:style-name="Standard"/>
      <text:p text:style-name="Standard">This class contains numerous variables as well as many methods and contains all the important data in regards to the monsters of the game.</text:p>
      <text:p text:style-name="Standard"/>
      <text:p text:style-name="P2">Variables</text:p>
      <text:p text:style-name="Standard"/>
      <table:table table:name="Table3" table:style-name="Table3">
        <table:table-column table:style-name="Table3.A"/>
        <table:table-column table:style-name="Table3.B"/>
        <table:table-row>
          <table:table-cell table:style-name="Table3.A1" office:value-type="string">
            <text:p text:style-name="Table_20_Contents">+ owner: Player</text:p>
          </table:table-cell>
          <table:table-cell table:style-name="Table3.B1" office:value-type="string">
            <text:p text:style-name="Table_20_Contents">The owner variable allows the owner of a certain monster to be set. The owner will be of type <text:soft-page-break/>Player.</text:p>
          </table:table-cell>
        </table:table-row>
        <table:table-row>
          <table:table-cell table:style-name="Table3.A2" office:value-type="string">
            <text:p text:style-name="Table_20_Contents">+ name: String</text:p>
          </table:table-cell>
          <table:table-cell table:style-name="Table3.B2" office:value-type="string">
            <text:p text:style-name="Table_20_Contents">The name variable allows the name of the monster to be set. </text:p>
          </table:table-cell>
        </table:table-row>
        <table:table-row>
          <table:table-cell table:style-name="Table3.A2" office:value-type="string">
            <text:p text:style-name="Table_20_Contents">+ birth: final Date</text:p>
          </table:table-cell>
          <table:table-cell table:style-name="Table3.B2" office:value-type="string">
            <text:p text:style-name="Table_20_Contents">The birth variable allows the date of the monsters birth to be set.</text:p>
          </table:table-cell>
        </table:table-row>
        <table:table-row>
          <table:table-cell table:style-name="Table3.A2" office:value-type="string">
            <text:p text:style-name="Table_20_Contents">+ gender: final bool</text:p>
          </table:table-cell>
          <table:table-cell table:style-name="Table3.B2" office:value-type="string">
            <text:p text:style-name="Table_20_Contents">The gender variable will be of type boolean. This will mean that the monster can be either male or female only.</text:p>
          </table:table-cell>
        </table:table-row>
        <table:table-row>
          <table:table-cell table:style-name="Table3.A2" office:value-type="string">
            <text:p text:style-name="Table_20_Contents">+ health_lost: int = 0</text:p>
            <text:p text:style-name="Table_20_Contents"><text:s/>AGE_RATE: Time</text:p>
          </table:table-cell>
          <table:table-cell table:style-name="Table3.B2" office:value-type="string">
            <text:p text:style-name="Table_20_Contents"/>
          </table:table-cell>
        </table:table-row>
      </table:table>
      <text:p text:style-name="Standard"/>
      <text:p text:style-name="P2">Methods</text:p>
      <text:p text:style-name="Standard"/>
      <table:table table:name="Table4" table:style-name="Table4">
        <table:table-column table:style-name="Table4.A"/>
        <table:table-column table:style-name="Table4.B"/>
        <table:table-row>
          <table:table-cell table:style-name="Table4.A1" office:value-type="string">
            <text:p text:style-name="Table_20_Contents">+ getHealth(): int</text:p>
          </table:table-cell>
          <table:table-cell table:style-name="Table4.B1" office:value-type="string">
            <text:p text:style-name="Table_20_Contents">This method will allow the health to be returned for the monster.</text:p>
          </table:table-cell>
        </table:table-row>
        <table:table-row>
          <table:table-cell table:style-name="Table4.A2" office:value-type="string">
            <text:p text:style-name="Table_20_Contents">+ getStrength(): int</text:p>
          </table:table-cell>
          <table:table-cell table:style-name="Table4.B2" office:value-type="string">
            <text:p text:style-name="Table_20_Contents">This method will allow the strength to be returned for the monster.</text:p>
          </table:table-cell>
        </table:table-row>
        <table:table-row>
          <table:table-cell table:style-name="Table4.A2" office:value-type="string">
            <text:p text:style-name="Table_20_Contents">+ getToughness(): int</text:p>
          </table:table-cell>
          <table:table-cell table:style-name="Table4.B2" office:value-type="string">
            <text:p text:style-name="Table_20_Contents">This method will allow the monsters toughness to be returned</text:p>
          </table:table-cell>
        </table:table-row>
        <table:table-row>
          <table:table-cell table:style-name="Table4.A2" office:value-type="string">
            <text:p text:style-name="Table_20_Contents">+ getEvasion(): int</text:p>
          </table:table-cell>
          <table:table-cell table:style-name="Table4.B2" office:value-type="string">
            <text:p text:style-name="Table_20_Contents">This method will allow the evasion skill of the monster to be returned.</text:p>
          </table:table-cell>
        </table:table-row>
        <table:table-row>
          <table:table-cell table:style-name="Table4.A2" office:value-type="string">
            <text:p text:style-name="Table_20_Contents">+ getAge(): Time</text:p>
          </table:table-cell>
          <table:table-cell table:style-name="Table4.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1">The Offer Class</text:p>
      <text:p text:style-name="Standard"/>
      <text:p text:style-name="Standard">This class contains numerous variables as well as many methods and contains all the important data in regards to the offers in the game.</text:p>
      <text:p text:style-name="Standard"/>
      <text:p text:style-name="P2">Variables</text:p>
      <text:p text:style-name="Standard"/>
      <table:table table:name="Table5" table:style-name="Table5">
        <table:table-column table:style-name="Table5.A"/>
        <table:table-column table:style-name="Table5.B"/>
        <table:table-row>
          <table:table-cell table:style-name="Table5.A1" office:value-type="string">
            <text:p text:style-name="Table_20_Contents">+ player: PlayerReference</text:p>
          </table:table-cell>
          <table:table-cell table:style-name="Table5.B1" office:value-type="string">
            <text:p text:style-name="Table_20_Contents"/>
          </table:table-cell>
        </table:table-row>
        <table:table-row>
          <table:table-cell table:style-name="Table5.A2" office:value-type="string">
            <text:p text:style-name="Table_20_Contents">+ monster: MonsterReference</text:p>
          </table:table-cell>
          <table:table-cell table:style-name="Table5.B2" office:value-type="string">
            <text:p text:style-name="Table_20_Contents"/>
          </table:table-cell>
        </table:table-row>
        <table:table-row>
          <table:table-cell table:style-name="Table5.A2" office:value-type="string">
            <text:p text:style-name="Table_20_Contents">+ cost: int</text:p>
          </table:table-cell>
          <table:table-cell table:style-name="Table5.B2" office:value-type="string">
            <text:p text:style-name="Table_20_Contents">This variable gets the cost based on the offer made.</text:p>
          </table:table-cell>
        </table:table-row>
      </table:table>
      <text:p text:style-name="Standard"/>
      <text:p text:style-name="P2">Methods</text:p>
      <text:p text:style-name="Standard"/>
      <table:table table:name="Table6" table:style-name="Table6">
        <table:table-column table:style-name="Table6.A"/>
        <table:table-column table:style-name="Table6.B"/>
        <table:table-row>
          <table:table-cell table:style-name="Table6.A1" office:value-type="string">
            <text:p text:style-name="Table_20_Contents">+ getFromPlayer(): Player</text:p>
          </table:table-cell>
          <table:table-cell table:style-name="Table6.B1" office:value-type="string">
            <text:p text:style-name="Table_20_Contents">This method will allow a player to get a monster from another player in the game.</text:p>
          </table:table-cell>
        </table:table-row>
        <table:table-row>
          <table:table-cell table:style-name="Table6.A2" office:value-type="string">
            <text:p text:style-name="Table_20_Contents">+ accept(p:Player)</text:p>
          </table:table-cell>
          <table:table-cell table:style-name="Table6.B2" office:value-type="string">
            <text:p text:style-name="Table_20_Contents">This method will allow a player to accept an offer from another player in the game.</text:p>
          </table:table-cell>
        </table:table-row>
      </table:table>
      <text:p text:style-name="Standard"/>
      <text:p text:style-name="Standard"><text:soft-page-break/></text:p>
      <text:p text:style-name="P1">The PlayerReference Class</text:p>
      <text:p text:style-name="Standard"/>
      <text:p text:style-name="Standard">This class contains one method.</text:p>
      <text:p text:style-name="Standard"/>
      <text:p text:style-name="P2">Methods</text:p>
      <text:p text:style-name="Standard"/>
      <table:table table:name="Table8" table:style-name="Table8">
        <table:table-column table:style-name="Table8.A"/>
        <table:table-column table:style-name="Table8.B"/>
        <table:table-row>
          <table:table-cell table:style-name="Table8.A1" office:value-type="string">
            <text:p text:style-name="Table_20_Contents">+ get(): Player</text:p>
          </table:table-cell>
          <table:table-cell table:style-name="Table8.B1" office:value-type="string">
            <text:p text:style-name="Table_20_Contents">This method will allow a player to be gotten from elsewhere in the game by the server.</text:p>
            <text:p text:style-name="Table_20_Contents">(i.e. this class is called in both the Offer and Request classes numerous times.</text:p>
          </table:table-cell>
        </table:table-row>
      </table:table>
      <text:p text:style-name="Standard"/>
      <text:p text:style-name="P1">The MonsterReference Class</text:p>
      <text:p text:style-name="Standard"/>
      <text:p text:style-name="Standard">This class contains one method.</text:p>
      <text:p text:style-name="Standard"/>
      <text:p text:style-name="P2">Methods</text:p>
      <text:p text:style-name="Standard"/>
      <table:table table:name="Table7" table:style-name="Table7">
        <table:table-column table:style-name="Table7.A"/>
        <table:table-column table:style-name="Table7.B"/>
        <table:table-row>
          <table:table-cell table:style-name="Table7.A1" office:value-type="string">
            <text:p text:style-name="Table_20_Contents">+ get(): Monster</text:p>
          </table:table-cell>
          <table:table-cell table:style-name="Table7.B1" office:value-type="string">
            <text:p text:style-name="Table_20_Contents">This method will allow a monster to be gotten from elsewhere in the game by the server.</text:p>
            <text:p text:style-name="Table_20_Contents">(i.e. this class is called in both the Offer and Request class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1">The Request Class</text:p>
      <text:p text:style-name="Standard"/>
      <text:p text:style-name="Standard">This class contains numerous variables as well as many methods and contains all the important data in regards to the requests that can be made in the game.</text:p>
      <text:p text:style-name="Standard"/>
      <text:p text:style-name="P2">Variables</text:p>
      <text:p text:style-name="Standard"/>
      <table:table table:name="Table9" table:style-name="Table9">
        <table:table-column table:style-name="Table9.A"/>
        <table:table-column table:style-name="Table9.B"/>
        <table:table-row>
          <table:table-cell table:style-name="Table9.A1" office:value-type="string">
            <text:p text:style-name="Table_20_Contents">+ fromPlayer: PlayerReference</text:p>
          </table:table-cell>
          <table:table-cell table:style-name="Table9.B1" office:value-type="string">
            <text:p text:style-name="Table_20_Contents"/>
          </table:table-cell>
        </table:table-row>
        <table:table-row>
          <table:table-cell table:style-name="Table9.A2" office:value-type="string">
            <text:p text:style-name="Table_20_Contents">+ toPlayer: PlayerReference</text:p>
          </table:table-cell>
          <table:table-cell table:style-name="Table9.B2" office:value-type="string">
            <text:p text:style-name="Table_20_Contents"/>
          </table:table-cell>
        </table:table-row>
      </table:table>
      <text:p text:style-name="Standard"/>
      <text:p text:style-name="P2">Methods</text:p>
      <text:p text:style-name="Standard"/>
      <table:table table:name="Table10" table:style-name="Table10">
        <table:table-column table:style-name="Table10.A"/>
        <table:table-column table:style-name="Table10.B"/>
        <table:table-row>
          <table:table-cell table:style-name="Table10.A1" office:value-type="string">
            <text:p text:style-name="Table_20_Contents">+ accept()</text:p>
          </table:table-cell>
          <table:table-cell table:style-name="Table10.B1" office:value-type="string">
            <text:p text:style-name="Table_20_Contents">This method will allow a player to accept a request.</text:p>
          </table:table-cell>
        </table:table-row>
        <table:table-row>
          <table:table-cell table:style-name="Table10.A2" office:value-type="string">
            <text:p text:style-name="Table_20_Contents">+ reject()</text:p>
          </table:table-cell>
          <table:table-cell table:style-name="Table10.B2" office:value-type="string">
            <text:p text:style-name="Table_20_Contents">This method will allow a player to reject a reque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2:39:30.63</meta:creation-date>
    <dc:date>2012-12-05T14:04:18.52</dc:date>
    <meta:editing-duration>PT58M23S</meta:editing-duration>
    <meta:editing-cycles>78</meta:editing-cycles>
    <meta:generator>OpenOffice.org/3.4.1$Win32 OpenOffice.org_project/341m1$Build-9593</meta:generator>
    <meta:document-statistic meta:table-count="10" meta:image-count="0" meta:object-count="0" meta:page-count="4" meta:paragraph-count="103" meta:word-count="1001" meta:character-count="5685"/>
  </office:meta>
</office:document-meta>
</file>